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5.733cm" fo:min-width="7.158cm"/>
    </style:style>
    <style:style style:name="gr2" style:family="graphic" style:parent-style-name="objectwithoutfill">
      <style:graphic-properties draw:fill="none" draw:fill-color="#808080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11cm" fo:min-width="0.129cm"/>
    </style:style>
    <style:style style:name="gr4" style:family="graphic" style:parent-style-name="standard">
      <style:graphic-properties svg:stroke-color="#66ff99" draw:fill-color="#66ff99" draw:textarea-horizontal-align="justify" draw:textarea-vertical-align="middle" draw:auto-grow-height="false" fo:min-height="0.11cm" fo:min-width="0.129cm"/>
    </style:style>
    <style:style style:name="gr5" style:family="graphic" style:parent-style-name="standard">
      <style:graphic-properties svg:stroke-color="#66ff99" draw:fill-color="#66ff99" draw:textarea-horizontal-align="justify" draw:textarea-vertical-align="middle" draw:auto-grow-height="false" fo:min-height="0cm" fo:min-width="0.006cm"/>
    </style:style>
    <style:style style:name="gr6" style:family="graphic" style:parent-style-name="standard">
      <style:graphic-properties svg:stroke-color="#66ff99" draw:fill-color="#66ff99" draw:textarea-horizontal-align="justify" draw:textarea-vertical-align="middle" draw:auto-grow-height="false" fo:min-height="0.507cm" fo:min-width="0.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358cm" fo:min-width="0.301cm"/>
    </style:style>
    <style:style style:name="gr9" style:family="graphic" style:parent-style-name="objectwithoutfill">
      <style:graphic-properties draw:marker-start="Arrow" draw:fill="none" draw:textarea-vertical-align="middle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2cm" fo:min-width="0.027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243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fill-color="#808080"/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fffff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66ff99"/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5pt"/>
    </style:style>
    <style:style style:name="P8" style:family="paragraph">
      <loext:graphic-properties draw:fill="none" draw:fill-color="#ffffff"/>
      <style:text-properties fo:font-size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9.652cm" svg:height="7.976cm" svg:x="4.429cm" svg:y="10.10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" draw:text-style-name="P2" draw:layer="layout" draw:type="line" svg:x1="9.255cm" svg:y1="10.102cm" svg:x2="9.255cm" svg:y2="10.102cm" draw:start-shape="id1" draw:end-shape="id1" svg:d="M9255 10102z" svg:viewBox="0 0 1 1">
            <text:p/>
          </draw:connector>
          <draw:line draw:style-name="gr2" draw:text-style-name="P2" draw:layer="layout" svg:x1="6.848cm" svg:y1="12.061cm" svg:x2="6.848cm" svg:y2="18.103cm">
            <text:p/>
          </draw:line>
          <draw:line draw:style-name="gr2" draw:text-style-name="P2" draw:layer="layout" svg:x1="9.612cm" svg:y1="12.061cm" svg:x2="9.612cm" svg:y2="18.103cm">
            <text:p/>
          </draw:line>
          <draw:line draw:style-name="gr2" draw:text-style-name="P2" draw:layer="layout" svg:x1="4.429cm" svg:y1="15.91cm" svg:x2="12.075cm" svg:y2="15.91cm">
            <text:p/>
          </draw:line>
          <draw:line draw:style-name="gr2" draw:text-style-name="P2" draw:layer="layout" svg:x1="4.43cm" svg:y1="14.007cm" svg:x2="12.076cm" svg:y2="14.007cm">
            <text:p/>
          </draw:line>
          <draw:line draw:style-name="gr2" draw:text-style-name="P2" draw:layer="layout" svg:x1="6.817cm" svg:y1="12.041cm" svg:x2="8.691cm" svg:y2="10.102cm">
            <text:p/>
          </draw:line>
          <draw:line draw:style-name="gr2" draw:text-style-name="P2" draw:layer="layout" svg:x1="9.581cm" svg:y1="12.136cm" svg:x2="11.699cm" svg:y2="10.102cm">
            <text:p/>
          </draw:line>
          <draw:line draw:style-name="gr2" draw:text-style-name="P2" draw:layer="layout" svg:x1="5.306cm" svg:y1="11.31cm" svg:x2="12.768cm" svg:y2="11.342cm">
            <text:p/>
          </draw:line>
          <draw:line draw:style-name="gr2" draw:text-style-name="P2" draw:layer="layout" svg:x1="5.899cm" svg:y1="10.644cm" svg:x2="13.455cm" svg:y2="10.706cm">
            <text:p/>
          </draw:line>
          <draw:line draw:style-name="gr2" draw:text-style-name="P2" draw:layer="layout" svg:x1="12.075cm" svg:y1="13.969cm" svg:x2="14.081cm" svg:y2="12.01cm">
            <text:p/>
          </draw:line>
          <draw:line draw:style-name="gr2" draw:text-style-name="P2" draw:layer="layout" svg:x1="12.075cm" svg:y1="15.873cm" svg:x2="14.081cm" svg:y2="13.914cm">
            <text:p/>
          </draw:line>
          <draw:line draw:style-name="gr2" draw:text-style-name="P2" draw:layer="layout" svg:x1="12.827cm" svg:y1="11.31cm" svg:x2="12.952cm" svg:y2="17.231cm">
            <text:p/>
          </draw:line>
          <draw:line draw:style-name="gr2" draw:text-style-name="P2" draw:layer="layout" svg:x1="13.421cm" svg:y1="10.74cm" svg:x2="13.546cm" svg:y2="16.661cm">
            <text:p/>
          </draw:line>
        </draw:g>
        <draw:custom-shape draw:style-name="gr3" draw:text-style-name="P4" draw:layer="layout" svg:width="0.889cm" svg:height="0.508cm" svg:x="8.62cm" svg:y="10.73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889cm" svg:height="0.508cm" svg:x="5.52cm" svg:y="11.438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889cm" svg:height="0.508cm" svg:x="10.32cm" svg:y="14.739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714cm" svg:height="0.349cm" draw:transform="rotate (0.555538300909795) translate (12.11cm 16.502cm)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1.314cm" svg:height="1.069cm" svg:x="14.629cm" svg:y="12.388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881cm" svg:height="0.839cm" svg:x="16.153cm" svg:y="12.565cm">
          <draw:text-box>
            <text:p text:style-name="P7"><text:span text:style-name="T1">Walk</text:span><text:span text:style-name="T1">er</text:span> led</text:p>
          </draw:text-box>
        </draw:frame>
        <draw:custom-shape draw:style-name="gr8" draw:text-style-name="P4" draw:layer="layout" svg:width="1.133cm" svg:height="0.858cm" svg:x="14.726cm" svg:y="13.78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1.992cm" svg:height="0.806cm" svg:x="16.193cm" svg:y="13.785cm">
          <draw:text-box>
            <text:p text:style-name="P9"><text:span text:style-name="T1">Curso</text:span><text:span text:style-name="T1">r</text:span></text:p>
          </draw:text-box>
        </draw:frame>
        <draw:line draw:style-name="gr9" draw:text-style-name="P11" draw:layer="layout" svg:x1="2.27cm" svg:y1="9.34cm" svg:x2="2.27cm" svg:y2="19.5cm">
          <text:p/>
        </draw:line>
        <draw:line draw:style-name="gr10" draw:text-style-name="P11" draw:layer="layout" svg:x1="2.27cm" svg:y1="19.5cm" svg:x2="14.081cm" svg:y2="19.5cm">
          <text:p/>
        </draw:line>
        <draw:frame draw:style-name="gr7" draw:text-style-name="P12" draw:layer="layout" svg:width="1.171cm" svg:height="0.962cm" svg:x="1.861cm" svg:y="8.251cm">
          <draw:text-box>
            <text:p>dy</text:p>
          </draw:text-box>
        </draw:frame>
        <draw:frame draw:style-name="gr7" draw:text-style-name="P12" draw:layer="layout" svg:width="1.171cm" svg:height="0.962cm" svg:x="14.307cm" svg:y="19.046cm">
          <draw:text-box>
            <text:p>dx</text:p>
          </draw:text-box>
        </draw:frame>
      </draw:page>
      <draw:page draw:name="page2" draw:style-name="dp1" draw:master-page-name="Default">
        <dr3d:scene draw:style-name="gr11" svg:width="8.014cm" svg:height="8.002cm" svg:x="6.321cm" svg:y="10.017cm" dr3d:transform="matrix (0.750143506062244 0.522980001628054 0.404693264349384 0.139727470050587 -0.723527855186751 0.676005678143399 0.646344300219249 -0.450554503546421 -0.615824394538033 0.300132227132874cm 0.339948780631684cm 0.042559107298516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custom-shape draw:style-name="gr13" draw:text-style-name="P4" draw:layer="layout" svg:width="0.743cm" svg:height="0.634cm" svg:x="9.354cm" svg:y="10.52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1" svg:width="7.029cm" svg:height="7.246cm" svg:x="6.657cm" svg:y="19.936cm" dr3d:transform="matrix (-0.0451464308027281 0.765120586121082 0.642302334169441 0.0212282775631153 0.643547498009155 -0.765111742190548 -0.998754804753146 -0.0209070920959755 -0.0452960647585664 0.458840427337602cm 0.308597467024607cm -0.092378764715660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custom-shape draw:style-name="gr13" draw:text-style-name="P4" draw:layer="layout" svg:width="0.743cm" svg:height="0.634cm" svg:x="9.754cm" svg:y="20.22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1" svg:width="10.265cm" svg:height="8.887cm" svg:x="5.064cm" svg:y="0.749cm" dr3d:transform="matrix (-0.469684350450578 -0.565213164693339 -0.67818189993479 0.650971890018987 0.297176655210548 -0.698513875311703 0.596349066694092 -0.769558388983722 0.228358657812399 0.5556101641444cm -0.0765905376684166cm 0.26296673205298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/>
        </dr3d:scene>
        <draw:custom-shape draw:style-name="gr14" draw:text-style-name="P4" draw:layer="layout" svg:width="0.743cm" svg:height="0.634cm" svg:x="10.954cm" svg:y="1.026cm">
          <text:p text:style-name="P3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3:16:39.479728415</meta:creation-date>
    <dc:date>2016-10-06T14:56:14.732133007</dc:date>
    <meta:editing-duration>PT1H12M50S</meta:editing-duration>
    <meta:editing-cycles>11</meta:editing-cycles>
    <meta:generator>LibreOffice/5.1.4.2$Linux_X86_64 LibreOffice_project/10m0$Build-2</meta:generator>
    <meta:document-statistic meta:object-count="36"/>
  </office:meta>
</office:document-meta>
</file>